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5.14cm" style:rel-column-width="13107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.805cm" fo:margin-left="0.958cm" table:align="left"/>
    </style:style>
    <style:style style:name="Tabla2.A" style:family="table-column">
      <style:table-column-properties style:column-width="1.40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.805cm" fo:margin-left="0.958cm" table:align="left"/>
    </style:style>
    <style:style style:name="Tabla3.A" style:family="table-column">
      <style:table-column-properties style:column-width="1.40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.805cm" fo:margin-left="0.958cm" table:align="left"/>
    </style:style>
    <style:style style:name="Tabla4.A" style:family="table-column">
      <style:table-column-properties style:column-width="1.40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b38cf" officeooo:paragraph-rsid="001b38c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dd0ec" officeooo:paragraph-rsid="001dd0ec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ccfc9" officeooo:paragraph-rsid="001ccfc9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officeooo:paragraph-rsid="001f3e67"/>
    </style:style>
    <style:style style:name="P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201f62" officeooo:paragraph-rsid="00201f62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9pt" fo:font-weight="bold" officeooo:rsid="001f23b4" officeooo:paragraph-rsid="001f23b4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9pt" fo:font-weight="bold" officeooo:rsid="001f23b4" officeooo:paragraph-rsid="001f3e67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9pt" fo:font-weight="bold" officeooo:rsid="001dd0ec" officeooo:paragraph-rsid="001dd0ec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01f62" officeooo:paragraph-rsid="00201f62" style:font-weight-asian="bold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f3e67" style:font-size-asian="9pt" style:font-size-complex="9pt"/>
    </style:style>
    <style:style style:name="T3" style:family="text">
      <style:text-properties fo:font-size="9pt" officeooo:rsid="00201f62" style:font-size-asian="9pt" style:font-size-complex="9pt"/>
    </style:style>
    <style:style style:name="T4" style:family="text">
      <style:text-properties officeooo:rsid="00201f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dentificación de los interesados del proyecto</text:p>
      <text:p text:style-name="P1"/>
      <table:table table:name="Tabla1" table:style-name="Tabla1">
        <table:table-column table:style-name="Tabla1.A" table:number-columns-repeated="5"/>
        <table:table-row>
          <table:table-cell table:style-name="Tabla1.A1" table:number-columns-spanned="5" office:value-type="string">
            <text:p text:style-name="P9">Matriz para la identificación de los interesad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<text:span text:style-name="T4">Nombre e información de contacto</text:span></text:p>
          </table:table-cell>
          <table:table-cell table:style-name="Tabla1.A2" office:value-type="string">
            <text:p text:style-name="P9">Objetivos con respecto al proyecto</text:p>
          </table:table-cell>
          <table:table-cell table:style-name="Tabla1.A2" office:value-type="string">
            <text:p text:style-name="P2"><text:span text:style-name="T4">Influencia</text:span><text:line-break/><text:span text:style-name="T1">(</text:span><text:span text:style-name="T3">Interés y poder en el proyecto</text:span><text:span text:style-name="T1">)</text:span></text:p>
            <text:p text:style-name="P6"><text:s text:c="14"/></text:p>
            <text:p text:style-name="P8"/>
          </table:table-cell>
          <table:table-cell table:style-name="Tabla1.A2" office:value-type="string">
            <text:p text:style-name="P2"><text:span text:style-name="T4">Cómo y cuándo nos comunicaremos con él</text:span></text:p>
          </table:table-cell>
          <table:table-cell table:style-name="Tabla1.E2" office:value-type="string">
            <text:p text:style-name="P2"><text:span text:style-name="T4">Cómo solucionaremoa¡s los problemas que surjan con él</text:span>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7">Al<text:span text:style-name="T4">to</text:span></text:p>
            <text:p text:style-name="P7">(<text:span text:style-name="T4">Poder</text:span>)</text:p>
            <table:table table:name="Tabla2" table:style-name="Tabla2">
              <table:table-column table:style-name="Tabla2.A" table:number-columns-repeated="2"/>
              <table:table-row>
                <table:table-cell table:style-name="Tabla2.A1" office:value-type="string">
                  <text:p text:style-name="P4"/>
                </table:table-cell>
                <table:table-cell table:style-name="Tabla2.B1" office:value-type="string">
                  <text:p text:style-name="P4"/>
                </table:table-cell>
              </table:table-row>
              <table:table-row>
                <table:table-cell table:style-name="Tabla2.A2" office:value-type="string">
                  <text:p text:style-name="P4"/>
                </table:table-cell>
                <table:table-cell table:style-name="Tabla2.B2" office:value-type="string">
                  <text:p text:style-name="P4"/>
                </table:table-cell>
              </table:table-row>
            </table:table>
            <text:p text:style-name="P7"/>
            <text:p text:style-name="P7">Ba<text:span text:style-name="T4">jo</text:span> <text:s text:c="13"/>(I<text:span text:style-name="T4">nterés</text:span>) <text:s text:c="11"/>Alt<text:span text:style-name="T4">o</text:span> </text:p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7">Alt<text:span text:style-name="T4">o</text:span></text:p>
            <text:p text:style-name="P7">(<text:span text:style-name="T4">P</text:span>)</text:p>
            <table:table table:name="Tabla3" table:style-name="Tabla3">
              <table:table-column table:style-name="Tabla3.A" table:number-columns-repeated="2"/>
              <table:table-row>
                <table:table-cell table:style-name="Tabla3.A1" office:value-type="string">
                  <text:p text:style-name="P4"/>
                </table:table-cell>
                <table:table-cell table:style-name="Tabla3.B1" office:value-type="string">
                  <text:p text:style-name="P4"/>
                </table:table-cell>
              </table:table-row>
              <table:table-row>
                <table:table-cell table:style-name="Tabla3.A2" office:value-type="string">
                  <text:p text:style-name="P4"/>
                </table:table-cell>
                <table:table-cell table:style-name="Tabla3.B2" office:value-type="string">
                  <text:p text:style-name="P4"/>
                </table:table-cell>
              </table:table-row>
            </table:table>
            <text:p text:style-name="P7"/>
            <text:p text:style-name="P7">Ba<text:span text:style-name="T4">jo</text:span> <text:s text:c="13"/>(I) <text:s text:c="16"/>Alt<text:span text:style-name="T4">o</text:span></text:p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7">Alt<text:span text:style-name="T4">o</text:span></text:p>
            <text:p text:style-name="P7">(<text:span text:style-name="T4">P</text:span>)</text:p>
            <table:table table:name="Tabla4" table:style-name="Tabla4">
              <table:table-column table:style-name="Tabla4.A" table:number-columns-repeated="2"/>
              <table:table-row>
                <table:table-cell table:style-name="Tabla4.A1" office:value-type="string">
                  <text:p text:style-name="P4"/>
                </table:table-cell>
                <table:table-cell table:style-name="Tabla4.B1" office:value-type="string">
                  <text:p text:style-name="P4"/>
                </table:table-cell>
              </table:table-row>
              <table:table-row>
                <table:table-cell table:style-name="Tabla4.A2" office:value-type="string">
                  <text:p text:style-name="P4"/>
                </table:table-cell>
                <table:table-cell table:style-name="Tabla4.B2" office:value-type="string">
                  <text:p text:style-name="P4"/>
                </table:table-cell>
              </table:table-row>
            </table:table>
            <text:p text:style-name="P7"/>
            <text:p text:style-name="P7">Ba<text:span text:style-name="T4">jo</text:span> <text:s text:c="12"/>(I) <text:s text:c="16"/>Al<text:span text:style-name="T4">to</text:span></text:p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59S</meta:editing-duration>
    <meta:editing-cycles>8</meta:editing-cycles>
    <meta:generator>LibreOffice/5.0.2.2$Windows_x86 LibreOffice_project/37b43f919e4de5eeaca9b9755ed688758a8251fe</meta:generator>
    <dc:date>2019-01-24T13:45:47.596000000</dc:date>
    <meta:document-statistic meta:table-count="4" meta:image-count="0" meta:object-count="0" meta:page-count="1" meta:paragraph-count="17" meta:word-count="60" meta:character-count="460" meta:non-whitespace-character-count="320"/>
    <meta:user-defined meta:name="Info 1"/>
    <meta:user-defined meta:name="Info 2"/>
    <meta:user-defined meta:name="Info 3"/>
    <meta:user-defined meta:name="Info 4"/>
  </office:meta>
</office:document-meta>
</file>